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52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1.931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erv122019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rv1220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18" table:number-columns-repeated="2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2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3">
            <office:annotation draw:style-name="gr1" draw:text-style-name="P2" svg:width="3.986cm" svg:height="1.681cm" svg:x="65.583cm" svg:y="0cm" draw:caption-point-x="-0.301cm" draw:caption-point-y="0.01cm">
              <dc:date>2020-01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/>
          <table:table-cell table:style-name="ce16"/>
          <table:table-cell table:style-name="ce17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844cm" svg:height="1.893cm" svg:x="47.861cm" svg:y="0.149cm" draw:caption-point-x="-0.301cm" draw:caption-point-y="0.31cm">
              <dc:date>2020-01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359cm" svg:height="1.476cm" svg:x="50.773cm" svg:y="0.185cm" draw:caption-point-x="-0.301cm" draw:caption-point-y="0.274cm">
              <dc:date>2020-01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533cm" svg:height="1.311cm" svg:x="53.207cm" svg:y="0.082cm" draw:caption-point-x="-0.301cm" draw:caption-point-y="0.377cm">
              <dc:date>2020-01-13T00:00:00</dc:date>
              <text:p text:style-name="P1"><text:span text:style-name="T1">Total dos rendimentos brutos pagos no mês.</text:span></text:p>
            </office:annotation>
            <text:p>TOTAL DE RENDIMENTOS BRUTOS<text:span text:style-name="T2">9</text:span></text:p>
          </table:table-cell>
          <table:table-cell table:style-name="ce2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8"/>
          <table:table-cell table:style-name="ce1" office:value-type="string" calcext:value-type="string" table:number-columns-spanned="1" table:number-rows-spanned="2">
            <office:annotation draw:style-name="gr5" draw:text-style-name="P2" svg:width="3.544cm" svg:height="1.047cm" svg:x="62.727cm" svg:y="0.148cm" draw:caption-point-x="-0.301cm" draw:caption-point-y="0.311cm">
              <dc:date>2020-01-13T00:00:00</dc:date>
              <text:p text:style-name="P1"><text:span text:style-name="T1">Total dos descontos efetuados no mês.</text:span></text:p>
            </office:annotation>
            <text:p>TOTAL DE DESCONTOS<text:span text:style-name="T2">13</text:span></text:p>
          </table:table-cell>
          <table:covered-table-cell table:style-name="ce1"/>
          <table:table-cell/>
          <table:table-cell table:style-name="ce16"/>
          <table:table-cell table:style-name="ce17" table:number-columns-repeated="1004"/>
        </table:table-row>
        <table:table-row table:style-name="ro3">
          <table:covered-table-cell table:number-columns-repeated="4" table:style-name="ce1"/>
          <table:table-cell table:style-name="ce9" office:value-type="string" calcext:value-type="string">
            <office:annotation draw:style-name="gr6" draw:text-style-name="P2" svg:width="5.618cm" svg:height="2.051cm" svg:x="32.039cm" svg:y="0.625cm" draw:caption-point-x="-0.354cm" draw:caption-point-y="0.358cm">
              <dc:date>2020-01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2">1</text:span></text:p>
          </table:table-cell>
          <table:table-cell table:style-name="ce9" office:value-type="string" calcext:value-type="string">
            <office:annotation draw:style-name="gr6" draw:text-style-name="P2" svg:width="5.338cm" svg:height="2.051cm" svg:x="35.143cm" svg:y="0.598cm" draw:caption-point-x="-0.407cm" draw:caption-point-y="0.385cm">
              <dc:date>2020-01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9" office:value-type="string" calcext:value-type="string">
            <office:annotation draw:style-name="gr7" draw:text-style-name="P2" svg:width="6.334cm" svg:height="2.323cm" svg:x="38.256cm" svg:y="0.687cm" draw:caption-point-x="-0.301cm" draw:caption-point-y="0.296cm">
              <dc:date>2020-01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³</text:span></text:p>
          </table:table-cell>
          <table:table-cell table:style-name="ce9" office:value-type="string" calcext:value-type="string">
            <office:annotation draw:style-name="gr6" draw:text-style-name="P2" svg:width="5.297cm" svg:height="2.051cm" svg:x="40.216cm" svg:y="0.585cm" draw:caption-point-x="-0.301cm" draw:caption-point-y="0.398cm">
              <dc:date>2020-01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9" office:value-type="string" calcext:value-type="string">
            <office:annotation draw:style-name="gr6" draw:text-style-name="P2" svg:width="4.858cm" svg:height="2.051cm" svg:x="42.791cm" svg:y="0.559cm" draw:caption-point-x="-0.301cm" draw:caption-point-y="0.424cm">
              <dc:date>2020-01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9" office:value-type="string" calcext:value-type="string">
            <office:annotation draw:style-name="gr8" draw:text-style-name="P2" svg:width="5.842cm" svg:height="3.162cm" svg:x="45.116cm" svg:y="0.678cm" draw:caption-point-x="-0.301cm" draw:caption-point-y="0.305cm">
              <dc:date>2020-01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1" draw:text-style-name="P2" svg:width="6.622cm" svg:height="1.681cm" svg:x="55.867cm" svg:y="0.651cm" draw:caption-point-x="-0.301cm" draw:caption-point-y="0.332cm">
              <dc:date>2020-01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9" office:value-type="string" calcext:value-type="string">
            <office:annotation draw:style-name="gr6" draw:text-style-name="P2" svg:width="5.378cm" svg:height="2.051cm" svg:x="57.799cm" svg:y="0.625cm" draw:caption-point-x="-0.301cm" draw:caption-point-y="0.358cm">
              <dc:date>2020-01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2">11</text:span></text:p>
          </table:table-cell>
          <table:table-cell table:style-name="ce9" office:value-type="string" calcext:value-type="string">
            <office:annotation draw:style-name="gr1" draw:text-style-name="P2" svg:width="6.883cm" svg:height="1.681cm" svg:x="60.825cm" svg:y="0.625cm" draw:caption-point-x="-0.724cm" draw:caption-point-y="0.358cm">
              <dc:date>2020-01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1"/>
          <table:table-cell/>
          <table:table-cell table:style-name="ce16"/>
          <table:table-cell table:style-name="ce17" table:number-columns-repeated="1004"/>
        </table:table-row>
        <table:table-row table:style-name="ro4">
          <table:table-cell table:style-name="ce2" office:value-type="float" office:value="4895" calcext:value-type="float">
            <text:p>4895</text:p>
          </table:table-cell>
          <table:table-cell table:style-name="ce5" office:value-type="string" calcext:value-type="string">
            <text:p>ADRIANA SALTO <text:s text:c="36"/></text:p>
          </table:table-cell>
          <table:table-cell table:style-name="ce5" office:value-type="string" calcext:value-type="string">
            <text:p>OFICIAL DE PROMOTORIA I</text:p>
          </table:table-cell>
          <table:table-cell table:style-name="ce5" office:value-type="string" calcext:value-type="string">
            <text:p>SERVICO TECNICO ADMINISTRATIVO DE TIETE</text:p>
          </table:table-cell>
          <table:table-cell table:style-name="ce10" office:value-type="float" office:value="5697.57" calcext:value-type="float">
            <text:p><text:s/>5.697,57 </text:p>
          </table:table-cell>
          <table:table-cell table:style-name="ce10" office:value-type="float" office:value="569.75" calcext:value-type="float">
            <text:p><text:s/>569,75 </text:p>
          </table:table-cell>
          <table:table-cell table:style-name="ce12" office:value-type="float" office:value="333.44" calcext:value-type="float">
            <text:p><text:s/>333,44 </text:p>
          </table:table-cell>
          <table:table-cell table:style-name="ce12" office:value-type="float" office:value="3476.17" calcext:value-type="float">
            <text:p><text:s/>3.476,17 </text:p>
          </table:table-cell>
          <table:table-cell table:number-columns-repeated="3" table:style-name="ce12" office:value-type="string" office:string-value="-" calcext:value-type="string">
            <text:p><text:s/>- </text:p>
          </table:table-cell>
          <table:table-cell table:style-name="ce12" office:value-type="float" office:value="1169.44" calcext:value-type="float">
            <text:p><text:s/>1.169,44 </text:p>
          </table:table-cell>
          <table:table-cell table:style-name="ce12" office:value-type="float" office:value="11246.37" calcext:value-type="float">
            <text:p><text:s/>11.246,37 </text:p>
          </table:table-cell>
          <table:table-cell table:style-name="ce14" office:value-type="float" office:value="1757.98" calcext:value-type="float">
            <text:p><text:s/>1.757,98 </text:p>
          </table:table-cell>
          <table:table-cell table:style-name="ce14" office:value-type="float" office:value="1501.1" calcext:value-type="float">
            <text:p><text:s/>1.501,10 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float" office:value="3259.08" calcext:value-type="float">
            <text:p><text:s/>3.259,08 </text:p>
          </table:table-cell>
          <table:table-cell table:style-name="ce12" office:value-type="float" office:value="7987.29" calcext:value-type="float">
            <text:p><text:s/>7.987,29 </text:p>
          </table:table-cell>
          <table:table-cell table:number-columns-repeated="1006"/>
        </table:table-row>
        <table:table-row table:style-name="ro4">
          <table:table-cell table:style-name="ce3"/>
          <table:table-cell table:style-name="ce6"/>
          <table:table-cell table:number-columns-repeated="1022"/>
        </table:table-row>
        <table:table-row table:style-name="ro4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4" table:number-rows-repeated="1043310">
          <table:table-cell table:number-columns-repeated="1024"/>
        </table:table-row>
        <table:table-row table:style-name="ro5" table:number-rows-repeated="524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_xlnm._FilterDatabase" table:base-cell-address="$Serv122019.$A$1" table:expression="serv122019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1:57:27.153304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erv122019" style:display-name="PageStyle_Serv12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1T11:59:01.161144675</dc:date>
    <meta:editing-duration>PT11M34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